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top="0in" fo:margin-bottom="0in" loext:contextual-spacing="false"/>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javascript:void(0)" text:style-name="Internet_20_link" text:visited-style-name="Visited_20_Internet_20_Link">10-1 Discussion: Reflective Application</text:a> </text:h>
      <text:p text:style-name="P2">Michael Surdek posted Mar 9, 2022 11:09 PM</text:p>
      <text:section text:style-name="Sect1" text:name="d2l_1_124_592">
        <text:p text:style-name="P2"><text:bookmark text:name="d2l_1_123_986"/></text:p>
      </text:section>
      <text:section text:style-name="Sect1" text:name="d2l_1_125_534">
        <text:p text:style-name="Text_20_body">Siegel's fourth personal tale of predictive challenges was the idea that I found most interesting from the introduction of 'Predictive Analytics: The Power to Predict Who Will Click, Buy, Lie, or Die'. This scenario was about purchasing real estate and the possibility that the property could become outvalued by the mortgage.</text:p>
        <text:p text:style-name="Text_20_body">I found this interesting because a few years ago I spent some time assisting a real estate appraiser. He was hired by banks that were considering a mortgage application and his job was to assess the property and come up with an estimate of its actual value. If his estimate was in line with the offer, the deal would be approved, if it was below the offer, the deal would be denied, and if it was above the offer, the buyer would have to increase either the offer or the down payment amount.</text:p>
        <text:p text:style-name="Text_20_body">The process for appraising the property started with comparable sales in the areas and then incorporated minor adjustments based on the differences between the comparables and the property. For example, a new central A/C unit may be a $10,000 increase in value or an outdated kitchen may be a $5,000 decrease. The real estate appraiser knew all of the adjustments off the top of his head, and it was a mostly streamlined process to fill out the forms and receive a final estimate from the software application. Throughout the time that I did this work, I always thought that there must be a way to make more accurate and reliable estimates about the true value of a real estate property.</text:p>
        <text:p text:style-name="Text_20_body">The model from this course that suits this problem is linear regression, a supervised learning technique with a numeric target variable, real estate value in dollars, in this case. One benefit of linear regression is that it can handle both categorical and numeric independent variables. To name a few, the model's inputs could be the total square footage, whether or not there is a garage, and the quality of the appliances (high, medium, or low). There are many inputs into the traditional forms of real estate appraisal, and they could all be tested in a linear regression model to determine which ones have the largest impact on the final value of a property. Additionally, in linear regression, the coefficients are the most important element, which means that the model can be applied regardless of the baseline that is determined from the comparables. For example, there would be a larger increase going from 2 to 3 bedrooms in a neighborhood with $1 million dollar homes than $200,000 homes, but the rate of the increase would be very similar in both scenarios.</text:p>
        <text:p text:style-name="P1">References</text:p>
        <text:p text:style-name="Text_20_body">Siegel, Eric. 2016. <text:span text:style-name="Emphasis">Predictive Analytics: The Power to Predict Who Will Click, Buy, Lie, or Die</text:span>. John Wiley &amp; Sons, Incorporated. Retrieved from https://ebookcentral-proquest-com.ezproxy.snhu.edu/lib/snhu-ebooks/reader.action?docID=4334745&amp;ppg=1</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0T18:51:48.881020246</meta:creation-date>
    <dc:date>2022-03-10T11:15:36.212052835</dc:date>
    <meta:editing-duration>PT7M23S</meta:editing-duration>
    <meta:editing-cycles>7</meta:editing-cycles>
    <meta:generator>LibreOffice/6.4.7.2$Linux_X86_64 LibreOffice_project/40$Build-2</meta:generator>
    <meta:document-statistic meta:table-count="0" meta:image-count="0" meta:object-count="0" meta:page-count="1" meta:paragraph-count="8" meta:word-count="481" meta:character-count="2910" meta:non-whitespace-character-count="2436"/>
  </office:meta>
</office:document-meta>
</file>